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style-name="gr1" draw:text-style-name="P1" svg:width="159.97mm" svg:height="90.05mm" svg:x="130.51mm" svg:y="11.95mm">
            <draw:object draw:notify-on-update-of-ranges="Foglio1.C19:Foglio1.C24 Foglio1.D19:Foglio1.D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nalisi Dati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office:value-type="float" office:value="633" calcext:value-type="float">
            <text:p>63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ima Par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nge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lambda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82" calcext:value-type="float">
            <text:p>82</text:p>
          </table:table-cell>
          <table:table-cell table:formula="of:=2*([.C7]-[.B7])/[.$C$5]*1000" office:value-type="float" office:value="640" calcext:value-type="float">
            <text:p>640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131" calcext:value-type="float">
            <text:p>131</text:p>
          </table:table-cell>
          <table:table-cell table:formula="of:=2*([.C8]-[.B8])/[.$C$5]*1000" office:value-type="float" office:value="620" calcext:value-type="float">
            <text:p>620</text:p>
          </table:table-cell>
          <table:table-cell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182" calcext:value-type="float">
            <text:p>182</text:p>
          </table:table-cell>
          <table:table-cell table:formula="of:=2*([.C9]-[.B9])/[.$C$5]*1000" office:value-type="float" office:value="640" calcext:value-type="float">
            <text:p>640</text:p>
          </table:table-cell>
          <table:table-cell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232" calcext:value-type="float">
            <text:p>232</text:p>
          </table:table-cell>
          <table:table-cell table:formula="of:=2*([.C10]-[.B10])/[.$C$5]*1000" office:value-type="float" office:value="640" calcext:value-type="float">
            <text:p>640</text:p>
          </table:table-cell>
          <table:table-cell/>
        </table:table-row>
        <table:table-row table:style-name="ro1">
          <table:table-cell table:number-columns-repeated="3"/>
          <table:table-cell table:formula="of:=AVERAGE([.D7:.D10])" office:value-type="float" office:value="635" calcext:value-type="float">
            <text:p>635</text:p>
          </table:table-cell>
          <table:table-cell table:formula="of:=STDEV([.D7:.D10])/2" office:value-type="float" office:value="5" calcext:value-type="float">
            <text:p>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econda Part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vuoto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Hg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frange</text:p>
          </table:table-cell>
          <table:table-cell office:value-type="string" calcext:value-type="string">
            <text:p>n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B16]*3386.389" office:value-type="float" office:value="88046.114" calcext:value-type="float">
            <text:p>88046,114</text:p>
          </table:table-cell>
          <table:table-cell office:value-type="float" office:value="20" calcext:value-type="float">
            <text:p>20</text:p>
          </table:table-cell>
          <table:table-cell table:formula="of:=1+[.D16]*[.C3]/(30000000)" office:value-type="float" office:value="1.000422" calcext:value-type="float">
            <text:p>1,000422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pressione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frange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B19]*6894.757" office:value-type="float" office:value="34473.785" calcext:value-type="float">
            <text:p>34473,78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B20]*6894.757" office:value-type="float" office:value="68947.57" calcext:value-type="float">
            <text:p>68947,5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B21]*6894.757" office:value-type="float" office:value="89631.841" calcext:value-type="float">
            <text:p>89631,841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B22]*6894.757" office:value-type="float" office:value="103421.355" calcext:value-type="float">
            <text:p>103421,355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B23]*6894.757" office:value-type="float" office:value="124105.626" calcext:value-type="float">
            <text:p>124105,62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B24]*6894.757" office:value-type="float" office:value="137895.14" calcext:value-type="float">
            <text:p>137895,14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Vetro</text:p>
          </table:table-cell>
          <table:table-cell office:value-type="string" calcext:value-type="string">
            <text:p>spessore</text:p>
          </table:table-cell>
          <table:table-cell office:value-type="float" office:value="5.65" calcext:value-type="float">
            <text:p>5,6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eta</text:p>
          </table:table-cell>
          <table:table-cell office:value-type="float" office:value="-0.9" calcext:value-type="float">
            <text:p>-0,9</text:p>
          </table:table-cell>
          <table:table-cell office:value-type="string" calcext:value-type="string">
            <text:p>nvetro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6" calcext:value-type="float">
            <text:p>126</text:p>
          </table:table-cell>
          <table:table-cell table:formula="of:=((2*[.$D$26]*1000000-[.C28]*[.$C$3])*(1-COS(([.B28]-[.$C$27])*3.14/180)))/(2*[.$D$26]*1000000*(1-COS(([.B28]-[.$C$27])*3.14/180))-[.C28]*[.$C$3])" office:value-type="float" office:value="1.63211400439422" calcext:value-type="float">
            <text:p>1,63211400439422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table:formula="of:=((2*[.$D$26]*1000000-[.C29]*[.$C$3])*(1-COS(([.B29]-[.$C$27])*3.14/180)))/(2*[.$D$26]*1000000*(1-COS(([.B29]-[.$C$27])*3.14/180))-[.C29]*[.$C$3])" office:value-type="float" office:value="1.60774896693681" calcext:value-type="float">
            <text:p>1,60774896693681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table:formula="of:=((2*[.$D$26]*1000000-[.C30]*[.$C$3])*(1-COS(([.B30]-[.$C$27])*3.14/180)))/(2*[.$D$26]*1000000*(1-COS(([.B30]-[.$C$27])*3.14/180))-[.C30]*[.$C$3])" office:value-type="float" office:value="1.60774896693681" calcext:value-type="float">
            <text:p>1,60774896693681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formula="of:=((2*[.$D$26]*1000000-[.C31]*[.$C$3])*(1-COS(([.B31]-[.$C$27])*3.14/180)))/(2*[.$D$26]*1000000*(1-COS(([.B31]-[.$C$27])*3.14/180))-[.C31]*[.$C$3])" office:value-type="float" office:value="1.58410858129181" calcext:value-type="float">
            <text:p>1,5841085812918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1">00/00/0000</text:date>, <text:time>00.00.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1T19:39:37.746686754</meta:creation-date>
    <dc:date>2018-05-21T20:14:07.494887413</dc:date>
    <meta:editing-duration>PT2M59S</meta:editing-duration>
    <meta:editing-cycles>1</meta:editing-cycles>
    <meta:document-statistic meta:table-count="1" meta:cell-count="72" meta:object-count="1"/>
    <meta:generator>LibreOffice/5.4.6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1.638cm" svg:y="3.955cm" style:legend-expansion="high" chart:style-name="ch2"/>
        <chart:plot-area chart:style-name="ch3" table:cell-range-address="Foglio1.C19:Foglio1.D24" svg:x="1.33cm" svg:y="0.206cm" svg:width="12.004cm" svg:height="7.663cm">
          <chartooo:coordinate-region svg:x="1.951cm" svg:y="0.405cm" svg:width="10.826cm" svg:height="6.817cm"/>
          <chart:axis chart:dimension="x" chart:name="primary-x" chart:style-name="ch4">
            <chart:title svg:x="6.203cm" svg:y="8.049cm" chart:style-name="ch5">
              <text:p>Pressione (Pa)</text:p>
            </chart:title>
          </chart:axis>
          <chart:axis chart:dimension="y" chart:name="primary-y" chart:style-name="ch4">
            <chart:title svg:x="0.451cm" svg:y="4.61cm" chart:style-name="ch6">
              <text:p>Frange</text:p>
            </chart:title>
            <chart:grid chart:style-name="ch7" chart:class="major"/>
          </chart:axis>
          <chart:series chart:style-name="ch8" chart:values-cell-range-address="Foglio1.D19:Foglio1.D24" chart:class="chart:scatter">
            <chart:domain table:cell-range-address="Foglio1.C19:Foglio1.C24"/>
            <chart:regression-curve chart:style-name="ch9">
              <chart:equation chart:display-equation="true" chart:display-r-square="true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C</text:p>
              </table:table-cell>
              <table:table-cell office:value-type="string">
                <text:p>Colon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4473.785">
                <text:p>34473.785</text:p>
                <draw:g>
                  <svg:desc>Foglio1.C19:Foglio1.C24</svg:desc>
                </draw:g>
              </table:table-cell>
              <table:table-cell office:value-type="float" office:value="6">
                <text:p>6</text:p>
                <draw:g>
                  <svg:desc>Foglio1.D19:Foglio1.D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8947.57">
                <text:p>68947.5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9631.841">
                <text:p>89631.8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3421.355">
                <text:p>103421.35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4105.626">
                <text:p>124105.6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7895.14">
                <text:p>137895.14</text:p>
              </table:table-cell>
              <table:table-cell office:value-type="float" office:value="30">
                <text:p>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